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tape du projet</text:p>
          </table:table-cell>
          <table:table-cell office:value-type="string" calcext:value-type="string">
            <text:p>Nbr d'heu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h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h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h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8h pour le mome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00:15:45.657483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Tardivon</meta:initial-creator>
    <meta:creation-date>2016-03-17T10:09:30.530866298</meta:creation-date>
    <dc:date>2016-05-16T01:17:36.778970935</dc:date>
    <dc:creator>Quentin Tardivon</dc:creator>
    <meta:editing-duration>PT48M59S</meta:editing-duration>
    <meta:editing-cycles>5</meta:editing-cycles>
    <meta:generator>LibreOffice/5.0.6.3$Linux_X86_64 LibreOffice_project/490fc03b25318460cfc54456516ea2519c11d1aa</meta:generator>
    <meta:document-statistic meta:table-count="1" meta:cell-count="13" meta:object-count="0"/>
  </office:meta>
</office:document-meta>
</file>